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4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3-01" calcext:value-type="date">
            <text:p>03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2/01-02/07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2/08-02/14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2/09-02/21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2/22-02/28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2-15T14:59:44.273096044</dc:date>
    <meta:editing-duration>PT3H32M19S</meta:editing-duration>
    <meta:editing-cycles>63</meta:editing-cycles>
    <meta:generator>LibreOffice/7.4.7.2$Linux_AARCH64 LibreOffice_project/40$Build-2</meta:generator>
    <meta:document-statistic meta:table-count="1" meta:cell-count="65" meta:object-count="1"/>
  </office:meta>
</office:document-meta>
</file>